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Bitstream Vera Sans" svg:font-family="Bitstream Ver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EL MODELO ENTIDAD/RELACIÓN</text:p>
      <text:p text:style-name="Standard">TRÁFICO</text:p>
      <text:p text:style-name="Standard">La Dirección General de Tráfico (DGT) desea mantener cierta información del parque de</text:p>
      <text:p text:style-name="Standard">vehículos nacional con el fin de realizar una adecuada gestión<text:s/>de las infracciones de tráfico</text:p>
      <text:p text:style-name="Standard">que se comenten.</text:p>
      <text:p text:style-name="Standard">En una primera fase se desea recopilar información acerca de las marcas y modelos que</text:p>
      <text:p text:style-name="Standard">existen en el mercado, por lo que desde las distintas casas de coches se les remiten los</text:p>
      <text:p text:style-name="Standard">nombres de las marcas y su dirección social en España. Así mismo para cada marca se</text:p>
      <text:p text:style-name="Standard">recogen los nombres de modelos de vehículos disponibles y la potencia de cada uno. Es de</text:p>
      <text:p text:style-name="Standard">señalar que cada marca se codifica con un número y que asociado al nombre del modelo</text:p>
      <text:p text:style-name="Standard">existe siempre un código que depende de la marca.</text:p>
      <text:p text:style-name="Standard">Cuando un vehículo nuevo se matricula se registra la información de la marca y el</text:p>
      <text:p text:style-name="Standard">modelo del coche, bastidor, fecha de matriculación, así como los datos del propietario. De</text:p>
      <text:p text:style-name="Standard">éste deben conocerse: nif, apellidos, nombre, fecha de nacimiento y domicilio completo</text:p>
      <text:p text:style-name="Standard">(calle, no, municipio, provincia y código postal). Hay que tener en cuenta que en la DGT se</text:p>
      <text:p text:style-name="Standard">desea mantener información actualizada del propietario, por lo que si en algún momento se</text:p>
      <text:p text:style-name="Standard">produce un cambio de propietario debe actualizarse<text:s/>éste en la base de datos, sin perder</text:p>
      <text:p text:style-name="Standard">información de la historia de los propietarios anteriores junto con las fechas que indican el</text:p>
      <text:p text:style-name="Standard">período de propiedad, por si acaso se necesitan para tramitar multas antiguas1.</text:p>
      <text:p text:style-name="Standard">Por otra parte, cuando una persona comete una<text:s/>infracción y se le impone una multa, el</text:p>
      <text:p text:style-name="Standard">agente toma nota de una serie de datos. En primer lugar los datos de la persona infractora: nif,</text:p>
      <text:p text:style-name="Standard">nombre, apellidos, fecha de nacimiento y domicilio completo (calle, no, municipio, provincia</text:p>
      <text:p text:style-name="Standard">y código postal). Si en<text:s/>la infracción ha intervenido un vehículo, se necesitan además, los datos</text:p>
      <text:p text:style-name="Standard">de su matrícula, marca y modelo del vehículo. Hay que señalar que las multas se imponen a</text:p>
      <text:p text:style-name="Standard">personas, no a vehículos, ya que por ejemplo, podría imponerse una multa a un peatón o a un</text:p>
      <text:p text:style-name="Standard">ocupante de un vehículo. Aunque también es cierto que en la mayoría de las infracciones</text:p>
      <text:p text:style-name="Standard">interviene un vehículo. También deben constar en la infracción la fecha, el número de registro</text:p>
      <text:p text:style-name="Standard">personal del agente que ha detectado la infracción y ha puesto la multa, el artículo que ha</text:p>
      <text:p text:style-name="Standard">infringido la persona infractora, el lugar exacto donde ha ocurrido la infracción (carretera,</text:p>
      <text:p text:style-name="Standard">kilómetro concreto y dirección) y el importe de la multa. Aunque existe una guía de los</text:p>
      <text:p text:style-name="Standard">artículos con sus descripciones, en este momento no se desea todavía almacenar esta</text:p>
      <text:p text:style-name="Standard">información en la base de datos. Cada infracción cometida se identifica con un número de</text:p>
      <text:p text:style-name="Standard">expediente único y da lugar a una única multa.</text:p>
      <text:p text:style-name="Standard">Semanalmente a la Dirección Central de Tráfico se le envían informes donde consta</text:p>
      <text:p text:style-name="Standard">información del no de infracciones que se han cometido en esa semana, agrupadas por</text:p>
      <text:p text:style-name="Standard">carretera e importe y un ranking de los artículos que más se han infringido.</text:p>
      <text:p text:style-name="Standard">Además a la unidad de tráfico a la que pertenece cada agente que ha impuesto una multa</text:p>
      <text:p text:style-name="Standard">se el envía mensualmente una lista de las multas impuestas por sus agentes y el estado en que</text:p>
      <text:p text:style-name="Standard">se encuentran los expedientes (multa pendiente, pagada, recurrida, etc). Esta información es</text:p>
      <text:p text:style-name="Standard">importante porque de vez en cuando los agentes tienen que declarar en relación con alguna de</text:p>
      <text:p text:style-name="Standard">las infracciones en que han intervenido, para lo cual se les debe enviar además una carta a su</text:p>
      <text:p text:style-name="Standard">domicilio.</text:p>
      <text:p text:style-name="Standard">1</text:p>
      <text:p text:style-name="Standard">Observación: se supone que una vez que una persona vende un coche no puede recomprarlo de nuevo</text:p>
      <text:p text:style-name="Standard">BD 2015/2016</text:p>
      <text:p text:style-name="Standard">Modelo E/R</text:p>
      <text:p text:style-name="Standard">Tráfico</text:p>
      <text:p text:style-name="Standard">También cada<text:s/>cierto tiempo se obtienen estadísticas para los medios de comunicación</text:p>
      <text:p text:style-name="Standard">sobre las características de las personas que cometen más infracciones (por tramos de edad,</text:p>
      <text:p text:style-name="Standard">sexo, municipio y/o provincia de residencia, etc.) y de los vehículos implicados (marcas,</text:p>
      <text:p text:style-name="Standard">modelos, etc.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Bitstream Vera Sans" svg:font-family="Bitstream Ver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Bitstream Ver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gora</meta:initial-creator>
    <dc:creator>agora</dc:creator>
    <meta:creation-date>2017-10-31T17:46:00Z</meta:creation-date>
    <dc:date>2017-11-02T20:14:00Z</dc:date>
    <meta:template xlink:href="Normal" xlink:type="simple"/>
    <meta:editing-cycles>2</meta:editing-cycles>
    <meta:editing-duration>PT1500S</meta:editing-duration>
    <meta:document-statistic meta:page-count="1" meta:paragraph-count="7" meta:word-count="581" meta:character-count="3772" meta:row-count="26" meta:non-whitespace-character-count="3198"/>
  </office:meta>
</office:document-meta>
</file>